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3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'FIlmes Assistidos'.F1"/>
      <style:map style:condition="cell-content()&gt;=5" style:apply-style-name="ConditionalStyle_5f_34" style:base-cell-address="'FIlmes Assistidos'.F1"/>
      <style:map style:condition="cell-content()&gt;=0" style:apply-style-name="ConditionalStyle_5f_33" style:base-cell-address="'FIlmes Assistidos'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'FIlmes Assistidos'.F1"/>
      <style:map style:condition="cell-content()&gt;=5" style:apply-style-name="ConditionalStyle_5f_34" style:base-cell-address="'FIlmes Assistidos'.F1"/>
      <style:map style:condition="cell-content()&gt;=0" style:apply-style-name="ConditionalStyle_5f_33" style:base-cell-address="'FIlmes Assistidos'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'FIlmes Assistidos'.F1"/>
      <style:map style:condition="cell-content()&gt;=5" style:apply-style-name="ConditionalStyle_5f_34" style:base-cell-address="'FIlmes Assistidos'.F1"/>
      <style:map style:condition="cell-content()&gt;=0" style:apply-style-name="ConditionalStyle_5f_33" style:base-cell-address="'FIlmes Assistidos'.F1"/>
    </style:style>
    <style:style style:name="ce53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'FIlmes Assistidos'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'FIlmes Assistidos'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'FIlmes Assistidos'.K1"/>
    </style:style>
    <style:style style:name="ce10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'FIlmes Assistidos'.L1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'FIlmes Assistidos'.L1"/>
    </style:style>
    <style:style style:name="ce11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5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6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text-properties fo:color="#ffffff">
        <loext:char-complex-color loext:theme-type="dark1" loext:color-type="theme"/>
      </style:text-properties>
    </style:style>
    <style:style style:name="ce16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169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'FIlmes Assistidos'.V5"/>
      <style:map style:condition="cell-content()=&quot;ASSISTIDO&quot;" style:apply-style-name="ConditionalStyle_5f_23" style:base-cell-address="'FIlmes Assistidos'.V5"/>
    </style:style>
    <style:style style:name="ce176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9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'FIlmes Assistidos'.AA5"/>
      <style:map style:condition="cell-content()=&quot;ASSISTIDO&quot;" style:apply-style-name="ConditionalStyle_5f_21" style:base-cell-address="'FIlmes Assistidos'.AA5"/>
    </style:style>
    <style:style style:name="ce194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'FIlmes Assistidos'.AF5"/>
      <style:map style:condition="cell-content()=&quot;ASSISTIDO&quot;" style:apply-style-name="ConditionalStyle_5f_19" style:base-cell-address="'FIlmes Assistidos'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lmes Assistido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6"/>
        <table:table-column table:style-name="co2" table:default-cell-style-name="ce14"/>
        <table:table-column table:style-name="co3" table:default-cell-style-name="ce27"/>
        <table:table-column table:style-name="co4" table:default-cell-style-name="ce6"/>
        <table:table-column table:style-name="co5" table:default-cell-style-name="ce6"/>
        <table:table-column table:style-name="co6" table:default-cell-style-name="ce13"/>
        <table:table-column table:style-name="co7" table:default-cell-style-name="ce107"/>
        <table:table-column table:style-name="co8" table:default-cell-style-name="ce6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121"/>
        <table:table-column table:style-name="co9" table:default-cell-style-name="ce31"/>
        <table:table-column table:style-name="co1" table:default-cell-style-name="ce6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157"/>
        <table:table-column table:style-name="co13" table:default-cell-style-name="ce157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Nome do Filme</text:p>
          </table:table-cell>
          <table:table-cell table:style-name="ce10" office:value-type="string" calcext:value-type="string">
            <text:p>Ano</text:p>
          </table:table-cell>
          <table:table-cell table:style-name="ce5" office:value-type="string" calcext:value-type="string">
            <text:p>Estilo</text:p>
          </table:table-cell>
          <table:table-cell table:style-name="ce5" office:value-type="string" calcext:value-type="string">
            <text:p>Visto em</text:p>
          </table:table-cell>
          <table:table-cell table:style-name="ce46" office:value-type="string" calcext:value-type="string">
            <text:p>Nota</text:p>
          </table:table-cell>
          <table:table-cell table:style-name="ce53" office:value-type="string" calcext:value-type="string">
            <text:p>Duração</text:p>
          </table:table-cell>
          <table:table-cell table:style-name="ce5" office:value-type="string" calcext:value-type="string">
            <text:p>Produtor</text:p>
          </table:table-cell>
          <table:table-cell table:style-name="ce63" office:value-type="string" office:string-value="Orçamento" calcext:value-type="string">
            <text:p><text:s/>Orçamento </text:p>
          </table:table-cell>
          <table:table-cell table:style-name="ce63" office:value-type="string" office:string-value="Receita" calcext:value-type="string">
            <text:p><text:s/>Receita </text:p>
          </table:table-cell>
          <table:table-cell table:style-name="ce101" office:value-type="string" office:string-value="Balança" calcext:value-type="string">
            <text:p><text:s/>Balança </text:p>
          </table:table-cell>
          <table:table-cell table:style-name="ce105" office:value-type="string" calcext:value-type="string">
            <text:p>Bin</text:p>
          </table:table-cell>
          <table:table-cell table:style-name="ce110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158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159" office:value-type="string" calcext:value-type="string">
            <text:p>ID</text:p>
          </table:table-cell>
          <table:table-cell table:style-name="ce163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140" office:value-type="float" office:value="105" calcext:value-type="float">
            <text:p>105</text:p>
          </table:table-cell>
          <table:table-cell table:style-name="ce60"/>
          <table:table-cell table:style-name="ce6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3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2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office:value-type="string" calcext:value-type="string">
            <text:p>Raya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&quot;*&quot;&amp;[.$Q$15]&amp;&quot;*&quot;;[.$B:.$N];2;0)" office:value-type="float" office:value="2021" calcext:value-type="float">
            <text:p>2021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&quot;*&quot;&amp;[.$Q$15]&amp;&quot;*&quot;;[.$B:.$N];6;0)" office:value-type="time" office:time-value="PT01H40M00S" calcext:value-type="time">
            <text:p>01:40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&quot;*&quot;&amp;[.$Q$15]&amp;&quot;*&quot;;[.$B:.$N];5;0)" office:value-type="float" office:value="8" calcext:value-type="float">
            <text:p>8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5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146" table:formula="of:=VLOOKUP(&quot;*&quot;&amp;[.$Q$15]&amp;&quot;*&quot;;[.$B:.$N];13;0)" office:value-type="float" office:value="175" calcext:value-type="float">
            <text:p>175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148" office:value-type="string" calcext:value-type="string">
            <text:p>Marvel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COUNTIF([.H:.H];&quot;*&quot;&amp;[.$Q$24]&amp;&quot;*&quot;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148" table:formula="of:=COUNTIF([.M:.M];&quot;ASSISTIDO&quot;)" office:value-type="float" office:value="205" calcext:value-type="float">
            <text:p>205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148" table:formula="of:=COUNTIF([.M:.M];&quot;NÃO ASSISTIDO&quot;)" office:value-type="float" office:value="40" calcext:value-type="float">
            <text:p>40</text:p>
          </table:table-cell>
          <table:table-cell table:style-name="ce31"/>
          <table:table-cell table:style-name="ce161" office:value-type="string" calcext:value-type="string" table:number-columns-spanned="3" table:number-rows-spanned="1">
            <text:p>Total de Horas Assistidas:</text:p>
          </table:table-cell>
          <table:covered-table-cell table:style-name="ce164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MAX([.A:.A])" office:value-type="float" office:value="245" calcext:value-type="float">
            <text:p>245</text:p>
          </table:table-cell>
          <table:table-cell/>
          <table:table-cell table:style-name="ce162" table:number-columns-repeated="2"/>
          <table:table-cell table:style-name="ce73"/>
          <table:table-cell table:style-name="ce80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08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62" office:value-type="string" office:string-value="" calcext:value-type="error">
            <text:p>#NOME?</text:p>
          </table:table-cell>
          <table:table-cell table:style-name="ce190" office:value-type="string" office:string-value="" calcext:value-type="error">
            <text:p>#NOME?</text:p>
          </table:table-cell>
          <table:table-cell table:style-name="ce194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30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31" calcext:value-type="date">
            <text:p>31/01/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1" calcext:value-type="float">
            <text:p>1</text:p>
          </table:table-cell>
          <table:table-cell table:style-name="ce29" table:formula="of:=IF(ISBLANK([.F1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29" calcext:value-type="date">
            <text:p>29/01/25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1" calcext:value-type="float">
            <text:p>1</text:p>
          </table:table-cell>
          <table:table-cell table:style-name="ce29" table:formula="of:=IF(ISBLANK([.F1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2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4-17" calcext:value-type="date">
            <text:p>17/4/2025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1" calcext:value-type="float">
            <text:p>1</text:p>
          </table:table-cell>
          <table:table-cell table:style-name="ce29" table:formula="of:=IF(ISBLANK([.F1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1-31" calcext:value-type="date">
            <text:p>31/1/2025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1" calcext:value-type="float">
            <text:p>1</text:p>
          </table:table-cell>
          <table:table-cell table:style-name="ce29" table:formula="of:=IF(ISBLANK([.F1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6-22" calcext:value-type="date">
            <text:p>22/6/20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1" calcext:value-type="float">
            <text:p>1</text:p>
          </table:table-cell>
          <table:table-cell table:style-name="ce29" table:formula="of:=IF(ISBLANK([.F1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1" calcext:value-type="float">
            <text:p>1</text:p>
          </table:table-cell>
          <table:table-cell table:style-name="ce29" table:formula="of:=IF(ISBLANK([.F1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2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4" calcext:value-type="float">
            <text:p>204</text:p>
          </table:table-cell>
          <table:table-cell table:style-name="ce17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0" calcext:value-type="float">
            <text:p>240</text:p>
          </table:table-cell>
          <table:table-cell office:value-type="string" calcext:value-type="string">
            <text:p>Homem de Ferro 2 Da Marvel Studi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1-28" calcext:value-type="date">
            <text:p>28/01/24</text:p>
          </table:table-cell>
          <table:table-cell office:value-type="float" office:value="6" calcext:value-type="float">
            <text:p>6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623933331" calcext:value-type="currency">
            <text:p>_-$623.933.331,00 _ </text:p>
          </table:table-cell>
          <table:table-cell table:style-name="ce23" table:formula="of:=IF(OR(ISBLANK([.J241]);ISBLANK([.I241]));&quot;DESCONHECIDO&quot;;[.J241]-[.I241])" office:value-type="currency" office:currency="USD" office:value="423933331" calcext:value-type="currency">
            <text:p>_-$423.933.331,00 _ </text:p>
          </table:table-cell>
          <table:table-cell table:formula="of:=IF([.M241]=&quot;ASSISTIDO&quot;;1;0)"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1" calcext:value-type="float">
            <text:p>241</text:p>
          </table:table-cell>
          <table:table-cell office:value-type="string" calcext:value-type="string">
            <text:p>Nausicaã do Vale do Ven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2" calcext:value-type="date">
            <text:p>12/04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table:style-name="ce23" table:formula="of:=IF(OR(ISBLANK([.J242]);ISBLANK([.I242]));&quot;DESCONHECIDO&quot;;[.J242]-[.I242])" office:value-type="currency" office:currency="USD" office:value="13000000" calcext:value-type="currency">
            <text:p>_-$13.000.000,00 _ </text:p>
          </table:table-cell>
          <table:table-cell table:formula="of:=IF([.M242]=&quot;ASSISTIDO&quot;;1;0)" office:value-type="float" office:value="1" calcext:value-type="float">
            <text:p>1</text:p>
          </table:table-cell>
          <table:table-cell table:style-name="ce29" table:formula="of:=IF(ISBLANK([.F2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2" calcext:value-type="float">
            <text:p>242</text:p>
          </table:table-cell>
          <table:table-cell office:value-type="string" calcext:value-type="string">
            <text:p>Robô Selvagem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4-13" calcext:value-type="date">
            <text:p>13/04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8000000" calcext:value-type="currency">
            <text:p>_-$78.000.000,00 _ </text:p>
          </table:table-cell>
          <table:table-cell office:value-type="currency" office:currency="USD" office:value="324200000" calcext:value-type="currency">
            <text:p>_-$324.200.000,00 _ </text:p>
          </table:table-cell>
          <table:table-cell table:style-name="ce23" table:formula="of:=IF(OR(ISBLANK([.J243]);ISBLANK([.I243]));&quot;DESCONHECIDO&quot;;[.J243]-[.I243])" office:value-type="currency" office:currency="USD" office:value="246200000" calcext:value-type="currency">
            <text:p>_-$246.200.000,00 _ </text:p>
          </table:table-cell>
          <table:table-cell table:formula="of:=IF([.M243]=&quot;ASSISTIDO&quot;;1;0)" office:value-type="float" office:value="1" calcext:value-type="float">
            <text:p>1</text:p>
          </table:table-cell>
          <table:table-cell table:style-name="ce29" table:formula="of:=IF(ISBLANK([.F2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3" calcext:value-type="float">
            <text:p>243</text:p>
          </table:table-cell>
          <table:table-cell office:value-type="string" calcext:value-type="string">
            <text:p>Sonic – O Film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5" calcext:value-type="date">
            <text:p>15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Original Film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19700000" calcext:value-type="currency">
            <text:p>_-$319.700.000,00 _ </text:p>
          </table:table-cell>
          <table:table-cell table:style-name="ce23" table:formula="of:=IF(OR(ISBLANK([.J244]);ISBLANK([.I244]));&quot;DESCONHECIDO&quot;;[.J244]-[.I244])" office:value-type="currency" office:currency="USD" office:value="229700000" calcext:value-type="currency">
            <text:p>_-$229.700.000,00 _ </text:p>
          </table:table-cell>
          <table:table-cell table:formula="of:=IF([.M244]=&quot;ASSISTIDO&quot;;1;0)" office:value-type="float" office:value="1" calcext:value-type="float">
            <text:p>1</text:p>
          </table:table-cell>
          <table:table-cell table:style-name="ce29" table:formula="of:=IF(ISBLANK([.F2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3" calcext:value-type="float">
            <text:p>2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4" calcext:value-type="float">
            <text:p>244</text:p>
          </table:table-cell>
          <table:table-cell office:value-type="string" calcext:value-type="string">
            <text:p>Sonic 2 – O Fil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5" calcext:value-type="date">
            <text:p>15/06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Original Film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05400000" calcext:value-type="currency">
            <text:p>_-$405.400.000,00 _ </text:p>
          </table:table-cell>
          <table:table-cell table:style-name="ce23" table:formula="of:=IF(OR(ISBLANK([.J245]);ISBLANK([.I245]));&quot;DESCONHECIDO&quot;;[.J245]-[.I245])" office:value-type="currency" office:currency="USD" office:value="295400000" calcext:value-type="currency">
            <text:p>_-$295.400.000,00 _ </text:p>
          </table:table-cell>
          <table:table-cell table:formula="of:=IF([.M245]=&quot;ASSISTIDO&quot;;1;0)" office:value-type="float" office:value="1" calcext:value-type="float">
            <text:p>1</text:p>
          </table:table-cell>
          <table:table-cell table:style-name="ce29" table:formula="of:=IF(ISBLANK([.F2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4" calcext:value-type="float">
            <text:p>2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5" calcext:value-type="float">
            <text:p>245</text:p>
          </table:table-cell>
          <table:table-cell office:value-type="string" calcext:value-type="string">
            <text:p>Sonic 3 – O Fil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6" calcext:value-type="date">
            <text:p>16/06/24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Original Film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office:value-type="currency" office:currency="USD" office:value="492200000" calcext:value-type="currency">
            <text:p>_-$492.200.000,00 _ </text:p>
          </table:table-cell>
          <table:table-cell table:style-name="ce23" table:formula="of:=IF(OR(ISBLANK([.J246]);ISBLANK([.I246]));&quot;DESCONHECIDO&quot;;[.J246]-[.I246])" office:value-type="currency" office:currency="USD" office:value="370200000" calcext:value-type="currency">
            <text:p>_-$370.200.000,00 _ </text:p>
          </table:table-cell>
          <table:table-cell table:formula="of:=IF([.M246]=&quot;ASSISTIDO&quot;;1;0)" office:value-type="float" office:value="1" calcext:value-type="float">
            <text:p>1</text:p>
          </table:table-cell>
          <table:table-cell table:style-name="ce29" table:formula="of:=IF(ISBLANK([.F2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5" calcext:value-type="float">
            <text:p>245</text:p>
          </table:table-cell>
          <table:table-cell table:number-columns-repeated="16370"/>
        </table:table-row>
        <table:table-row table:style-name="ro4" table:number-rows-repeated="16">
          <table:table-cell table:number-columns-repeated="12"/>
          <table:table-cell table:style-name="ce29"/>
          <table:table-cell table:number-columns-repeated="16371"/>
        </table:table-row>
        <table:table-row table:style-name="ro4" table:number-rows-repeated="1048313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FIlmes Assistidos'.K2:'FIlmes Assistidos'.K246">
            <calcext:condition calcext:apply-style-name="ConditionalStyle_18" calcext:value="=&quot;DESCONHECIDO&quot;" calcext:base-cell-address="'FIlmes Assistidos'.K2"/>
          </calcext:conditional-format>
          <calcext:conditional-format calcext:target-range-address="'FIlmes Assistidos'.AF5:'FIlmes Assistidos'.AF5">
            <calcext:condition calcext:apply-style-name="ConditionalStyle_20" calcext:value="=&quot;NÃO ASSISTIDO&quot;" calcext:base-cell-address="'FIlmes Assistidos'.AF5"/>
            <calcext:condition calcext:apply-style-name="ConditionalStyle_19" calcext:value="=&quot;ASSISTIDO&quot;" calcext:base-cell-address="'FIlmes Assistidos'.AF5"/>
          </calcext:conditional-format>
          <calcext:conditional-format calcext:target-range-address="'FIlmes Assistidos'.L1:'FIlmes Assistidos'.L1048576">
            <calcext:condition calcext:apply-style-name="ConditionalStyle_29" calcext:value="=0" calcext:base-cell-address="'FIlmes Assistidos'.L1"/>
          </calcext:conditional-format>
          <calcext:conditional-format calcext:target-range-address="'FIlmes Assistidos'.K1:'FIlmes Assistidos'.K1048576">
            <calcext:condition calcext:apply-style-name="ConditionalStyle_32" calcext:value="=0" calcext:base-cell-address="'FIlmes Assistidos'.K1"/>
          </calcext:conditional-format>
          <calcext:conditional-format calcext:target-range-address="'FIlmes Assistidos'.K2:'FIlmes Assistidos'.K1048576">
            <calcext:condition calcext:apply-style-name="ConditionalStyle_31" calcext:value="&lt;0" calcext:base-cell-address="'FIlmes Assistidos'.K2"/>
            <calcext:condition calcext:apply-style-name="ConditionalStyle_30" calcext:value="&gt;0" calcext:base-cell-address="'FIlmes Assistidos'.K2"/>
          </calcext:conditional-format>
          <calcext:conditional-format calcext:target-range-address="'FIlmes Assistidos'.AA5:'FIlmes Assistidos'.AA5">
            <calcext:condition calcext:apply-style-name="ConditionalStyle_22" calcext:value="=&quot;NÃO ASSISTIDO&quot;" calcext:base-cell-address="'FIlmes Assistidos'.AA5"/>
            <calcext:condition calcext:apply-style-name="ConditionalStyle_21" calcext:value="=&quot;ASSISTIDO&quot;" calcext:base-cell-address="'FIlmes Assistidos'.AA5"/>
          </calcext:conditional-format>
          <calcext:conditional-format calcext:target-range-address="'FIlmes Assistidos'.V5:'FIlmes Assistidos'.V5">
            <calcext:condition calcext:apply-style-name="ConditionalStyle_24" calcext:value="=&quot;NÃO ASSISTIDO&quot;" calcext:base-cell-address="'FIlmes Assistidos'.V5"/>
            <calcext:condition calcext:apply-style-name="ConditionalStyle_23" calcext:value="=&quot;ASSISTIDO&quot;" calcext:base-cell-address="'FIlmes Assistidos'.V5"/>
          </calcext:conditional-format>
          <calcext:conditional-format calcext:target-range-address="'FIlmes Assistidos'.F1:'FIlmes Assistidos'.F1048576">
            <calcext:condition calcext:apply-style-name="ConditionalStyle_35" calcext:value="&gt;=8" calcext:base-cell-address="'FIlmes Assistidos'.F1"/>
            <calcext:condition calcext:apply-style-name="ConditionalStyle_34" calcext:value="&gt;=5" calcext:base-cell-address="'FIlmes Assistidos'.F1"/>
            <calcext:condition calcext:apply-style-name="ConditionalStyle_33" calcext:value="&gt;=0" calcext:base-cell-address="'FIlmes Assistidos'.F1"/>
          </calcext:conditional-format>
          <calcext:conditional-format calcext:target-range-address="'FIlmes Assistidos'.U1:'FIlmes Assistidos'.U30 'FIlmes Assistidos'.Q12:'FIlmes Assistidos'.Q12">
            <calcext:condition calcext:apply-style-name="ConditionalStyle_26" calcext:value="=&quot;NÃO ASSISTIDO&quot;" calcext:base-cell-address="'FIlmes Assistidos'.Q1"/>
            <calcext:condition calcext:apply-style-name="ConditionalStyle_25" calcext:value="=&quot;ASSISTIDO&quot;" calcext:base-cell-address="'FIlmes Assistidos'.Q1"/>
          </calcext:conditional-format>
          <calcext:conditional-format calcext:target-range-address="'FIlmes Assistidos'.R1:'FIlmes Assistidos'.R36 'FIlmes Assistidos'.U32:'FIlmes Assistidos'.U1048576 'FIlmes Assistidos'.R60:'FIlmes Assistidos'.R1048576 'FIlmes Assistidos'.Z1:'FIlmes Assistidos'.Z1048576 'FIlmes Assistidos'.AE1:'FIlmes Assistidos'.AE46 'FIlmes Assistidos'.AE48:'FIlmes Assistidos'.AE1048576 'FIlmes Assistidos'.Q20:'FIlmes Assistidos'.Q21 'FIlmes Assistidos'.M1:'FIlmes Assistidos'.M1048576">
            <calcext:condition calcext:apply-style-name="ConditionalStyle_28" calcext:value="=&quot;NÃO ASSISTIDO&quot;" calcext:base-cell-address="'FIlmes Assistidos'.M1"/>
            <calcext:condition calcext:apply-style-name="ConditionalStyle_27" calcext:value="=&quot;ASSISTIDO&quot;" calcext:base-cell-address="'FIlmes Assistidos'.M1"/>
          </calcext:conditional-format>
        </calcext:conditional-formats>
      </table:table>
      <table:table table:name="FIlmes Por Produtora" table:style-name="ta2">
        <office:forms form:automatic-focus="false" form:apply-design-mode="false"/>
        <table:table-column table:style-name="co18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'FIlmes Assistidos'.A1:'FIlmes Assistidos'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22:17:04.6730262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6-22T22:17:36.350736861</dc:date>
    <meta:generator>LibreOffice/24.2.7.2$Linux_X86_64 LibreOffice_project/420$Build-2</meta:generator>
    <meta:editing-duration>PT13H22M49S</meta:editing-duration>
    <meta:editing-cycles>37</meta:editing-cycles>
    <meta:document-statistic meta:table-count="2" meta:cell-count="3770" meta:object-count="0"/>
    <meta:user-defined meta:name="AppVersion">16.0300</meta:user-defined>
  </office:meta>
</office:document-meta>
</file>